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/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<text:a xlink:href="https://fr.sportsdirect.com/new-balance-liverpool-home-shirt-2016-2017-junior-378770?colcode=37877008" xlink:type="simple">New Balance Liverpool Home Shirt 2016 2017 Junior</text:a>37877008175Couleur RougeTaille 7-8 (S)Nom : PAUL (1,20 € x 4)</text:p>
            <text:p>Numéro : 28 (4,80 € x 2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18" calcext:value-type="currency">
            <text:p>18,00 €</text:p>
          </table:table-cell>
          <table:table-cell table:style-name="ce7" table:number-columns-repeated="1020"/>
        </table:table-row>
        <table:table-row table:style-name="ro2">
          <table:table-cell office:value-type="string" calcext:value-type="string">
            <text:p><text:a xlink:href="https://fr.sportsdirect.com/pierre-cardin-ribbed-v-neck-t-shirt-mens-682010?colcode=68201029" xlink:type="simple">Pierre Cardin Ribbed V Neck T Shirt Mens</text:a>68201029430Couleur Charc Marl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.6" calcext:value-type="currency">
            <text:p>3,60 €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<text:a xlink:href="https://fr.sportsdirect.com/converse-el-distrito-trainers-246166?colcode=24616616" xlink:type="simple">Converse El Distrito Trainers</text:a>24616616290Couleur Medium OliveTaille 9 (43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30" calcext:value-type="currency">
            <text:p>30,00 €</text:p>
          </table:table-cell>
          <table:table-cell table:style-name="ce7" table:number-columns-repeated="1020"/>
        </table:table-row>
        <table:table-row table:style-name="ro4">
          <table:table-cell office:value-type="string" calcext:value-type="string">
            <text:p><text:a xlink:href="https://fr.sportsdirect.com/donnay-10-pack-trainer-socks-411038?colcode=41103899" xlink:type="simple">Donnay 10 Sac Tennis Chaussettes</text:a>41103899070Couleur Multi AsstTaille 11 - 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.6" calcext:value-type="currency">
            <text:p>3,60 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https://fr.sportsdirect.com/pierre-cardin-ribbed-mock-t-shirt-mens-682043?colcode=68204370" xlink:type="simple">Pierre Cardin Ribbed Mock T Shirt Mens</text:a>68204370430Couleur Khaki/White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4.8" calcext:value-type="currency">
            <text:p>4,8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https://fr.sportsdirect.com/gelert-tryfan-tent-783003?colcode=78300302" xlink:type="simple">Gelert Tryfan Tente</text:a>78300302000Couleur grisTaille 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5.2" calcext:value-type="currency">
            <text:p>25,2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https://fr.sportsdirect.com/official-bandt-naughty-by-nat-sn81-598391?colcode=59839103" xlink:type="simple">Official BandT Naughty By Nat Sn81</text:a>59839103470Couleur NaughtyTaille X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11.99" calcext:value-type="currency">
            <text:p>11,99 €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84008698000Couleur Taille 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currency" office:currency="EUR" office:value="4.8" calcext:value-type="currency">
            <text:p>4,80 €</text:p>
          </table:table-cell>
          <table:table-cell table:style-name="ce4" office:value-type="currency" office:currency="EUR" office:value="9.6" calcext:value-type="currency">
            <text:p>9,60 €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<text:a xlink:href="https://fr.sportsdirect.com/hot-tuna-t-shirt-mens-599711?colcode=59971181" xlink:type="simple">Hot Tuna T-shirt Homme</text:a>59971181430Couleur Ryl Blue Camper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4.8" calcext:value-type="currency">
            <text:p>4,80 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https://fr.sportsdirect.com/donnay-10-pack-trainer-socks-411038?colcode=41103899" xlink:type="simple">Donnay 10 Sac Tennis Chaussettes</text:a>41103899060Couleur Multi AsstTaille 6 - 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.6" calcext:value-type="currency">
            <text:p>3,60 €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<text:a xlink:href="https://fr.sportsdirect.com/soulcal-swag-flip-flops-mens-222231?colcode=22223114" xlink:type="simple">SoulCal Swag Flip Flops Mens</text:a>22223114290Couleur CamouflageTaille 9 (43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8.39" calcext:value-type="currency">
            <text:p>8,39 €</text:p>
          </table:table-cell>
          <table:table-cell table:style-name="ce7" table:number-columns-repeated="1020"/>
        </table:table-row>
        <table:table-row table:style-name="ro2">
          <table:table-cell office:value-type="string" calcext:value-type="string">
            <text:p><text:a xlink:href="https://fr.sportsdirect.com/gelert-tripod-stool-787067?colcode=78706790" xlink:type="simple">Gelert Tripod Stool</text:a>78706790000Couleur -Taille 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" calcext:value-type="currency">
            <text:p>3,0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https://fr.sportsdirect.com/dunlop-3-fold-umbrella-750730?colcode=75073099" xlink:type="simple">Dunlop 3 Fold Umbrella</text:a>75073099000Couleur MulticoloreTaille 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4.8" calcext:value-type="currency">
            <text:p>4,8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https://fr.sportsdirect.com/champion-cu5106-sunglasses-759116?colcode=75911603" xlink:type="simple">Champion CU5106 Sunglasses</text:a>75911603000Couleur Matte BlackTaille 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14.4" calcext:value-type="currency">
            <text:p>14,40 €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<text:a xlink:href="https://fr.sportsdirect.com/nike-revolution-4-mens-trainers-121263?colcode=12126390" xlink:type="simple">Nike Revolution 4 Homme Tennis</text:a>12126390285Couleur gris/noirTaille 8.5 (43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42" calcext:value-type="currency">
            <text:p>42,00 €</text:p>
          </table:table-cell>
          <table:table-cell table:style-name="ce7" table:number-columns-repeated="1020"/>
        </table:table-row>
        <table:table-row table:style-name="ro2">
          <table:table-cell office:value-type="string" calcext:value-type="string">
            <text:p><text:a xlink:href="https://fr.sportsdirect.com/gelert-shadow-55-plus10l-rucksack-793001?colcode=79300102" xlink:type="simple">Gelert Shadow 55 plus10L Rucksack</text:a>79300102000Couleur Gris/vertTaille 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25.2" calcext:value-type="currency">
            <text:p>25,20 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https://fr.sportsdirect.com/hot-tuna-t-shirt-mens-599711?colcode=59971191" xlink:type="simple">Hot Tuna T-shirt Homme</text:a>59971191430Couleur Red Crcl Logo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4.8" calcext:value-type="currency">
            <text:p>4,80 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https://fr.sportsdirect.com/pierre-cardin-chino-shorts-mens-478157?colcode=47815726" xlink:type="simple">Pierre Cardin Chino Shorts Homme</text:a>47815726390Couleur AnthraciteTaille Moy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8.4" calcext:value-type="currency">
            <text:p>8,40 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https://fr.sportsdirect.com/diem-distinction-cap-942121?colcode=94212190" xlink:type="simple">Diem Distinction Casquette</text:a>94212190050Couleur CamouflageTaille Hom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5.99" calcext:value-type="currency">
            <text:p>5,99 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https://fr.sportsdirect.com/hot-tuna-t-shirt-mens-599711?colcode=59971193" xlink:type="simple">Hot Tuna T-shirt Homme</text:a>59971193430Couleur Black Mlti Lgo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4.8" calcext:value-type="currency">
            <text:p>4,80 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<text:a xlink:href="https://fr.sportsdirect.com/gelert-packaway-smock-mens-442126?colcode=44212690" xlink:type="simple">Gelert Packaway Smock Homme</text:a>44212690470Couleur CamouflageTaille X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13.8" calcext:value-type="currency">
            <text:p>13,8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https://fr.sportsdirect.com/gelert-torch-lantern-786014?colcode=78601490" xlink:type="simple">Gelert Torche Lantern</text:a>78601490000Couleur -Taille 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.6" calcext:value-type="currency">
            <text:p>3,60 €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84008697000Couleur Taille 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currency" office:currency="EUR" office:value="1.2" calcext:value-type="currency">
            <text:p>1,20 €</text:p>
          </table:table-cell>
          <table:table-cell table:style-name="ce4" office:value-type="currency" office:currency="EUR" office:value="4.8" calcext:value-type="currency">
            <text:p>4,80 €</text:p>
          </table:table-cell>
          <table:table-cell table:style-name="ce7" table:number-columns-repeated="1020"/>
        </table:table-row>
        <table:table-row table:style-name="ro4">
          <table:table-cell office:value-type="string" calcext:value-type="string">
            <text:p><text:a xlink:href="https://fr.sportsdirect.com/lee-cooper-regular-denim-shorts-mens-645024?colcode=64502493" xlink:type="simple">Lee Cooper Regular Denim Shorts Mens</text:a>64502493430Couleur Vintage Wash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8.4" calcext:value-type="currency">
            <text:p>8,4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https://fr.sportsdirect.com/character-character-dc-originals-t-shirt-mens-599167?colcode=59916708" xlink:type="simple">Character Character DC Originals T Shirt Mens</text:a>59916708430Couleur Retro Harley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4.2" calcext:value-type="currency">
            <text:p>4,20 €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a xlink:href="https://fr.sportsdirect.com/soulcal-maui-flip-flops-mens-222203?colcode=22220369" xlink:type="simple">SoulCal Maui Flip Flops Mens</text:a>22220369290Couleur RastaTaille 9 (43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6" calcext:value-type="currency">
            <text:p>6,00 €</text:p>
          </table:table-cell>
          <table:table-cell table:style-name="ce7" table:number-columns-repeated="1020"/>
        </table:table-row>
        <table:table-row table:style-name="ro2">
          <table:table-cell office:value-type="string" calcext:value-type="string">
            <text:p><text:a xlink:href="https://fr.sportsdirect.com/hot-tuna-logo-shorts-mens-479135?colcode=47913503" xlink:type="simple">Hot Tuna Logo Shorts Homme</text:a>47913503430Couleur NoirTaille 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6" calcext:value-type="currency">
            <text:p>6,00 €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<text:a xlink:href="https://fr.sportsdirect.com/quiksilver-dipsy-mens-flip-flops-222261?colcode=22226147" xlink:type="simple">Quiksilver Dipsy Mens Flip Flops</text:a>22226147310Couleur noir/vertTaille 11 (45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10.8" calcext:value-type="currency">
            <text:p>10,80 €</text:p>
          </table:table-cell>
          <table:table-cell table:style-name="ce7" table:number-columns-repeated="1020"/>
        </table:table-row>
        <table:table-row table:style-name="ro6">
          <table:table-cell table:style-name="ce1" office:value-type="string" calcext:value-type="string">
            <text:p><text:a xlink:href="https://fr.sportsdirect.com/slazenger-waterproof-golf-jacket-mens-365028?colcode=36502803" xlink:type="simple">Slazenger Imperméable Golf Veste Homme</text:a>36502803430Couleur AnthraciteTaille 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30" calcext:value-type="currency">
            <text:p>30,00 €</text:p>
          </table:table-cell>
          <table:table-cell table:style-name="ce7" table:number-columns-repeated="1020"/>
        </table:table-row>
        <table:table-row table:style-name="ro7">
          <table:table-cell table:style-name="ce3"/>
          <table:table-cell table:style-name="Default" table:number-columns-repeated="2"/>
          <table:table-cell table:style-name="ce6" table:formula="of:=SUM([.D1:.D29])" office:value-type="currency" office:currency="EUR" office:value="324.57" calcext:value-type="currency">
            <text:p>324,57 €</text:p>
          </table:table-cell>
          <table:table-cell table:number-columns-repeated="1020"/>
        </table:table-row>
        <table:table-row table:style-name="ro7">
          <table:table-cell table:style-name="ce3"/>
          <table:table-cell table:style-name="Default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6:42:15.405000000</meta:creation-date>
    <dc:date>2018-08-22T11:29:12.804000000</dc:date>
    <meta:editing-duration>P1DT18H36M47S</meta:editing-duration>
    <meta:editing-cycles>1</meta:editing-cycles>
    <meta:document-statistic meta:table-count="1" meta:cell-count="117" meta:object-count="0"/>
    <meta:generator>LibreOffice/6.0.4.2$Windows_x86 LibreOffice_project/9b0d9b32d5dcda91d2f1a96dc04c645c450872bf</meta:generator>
  </office:meta>
</office:document-meta>
</file>